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5983b0" draw:marker-start-width="0.584cm" draw:marker-end="Arrowheads_20_8" draw:marker-end-width="0.686cm" draw:fill="none" draw:textarea-vertical-align="middle" fo:padding-top="0.252cm" fo:padding-bottom="0.252cm" fo:padding-left="0.377cm" fo:padding-right="0.377cm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4.195cm" fo:min-width="10.61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444cm" fo:min-width="6.46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1.771cm" fo:min-width="4.88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3cm" fo:min-width="5.47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2.118cm" fo:min-width="5.361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254cm" svg:stroke-color="#5983b0" draw:marker-start-width="0.584cm" draw:marker-end="Arrowheads_20_7" draw:marker-end-width="0.686cm" draw:fill="none" draw:textarea-vertical-align="middle" fo:padding-top="0.252cm" fo:padding-bottom="0.252cm" fo:padding-left="0.377cm" fo:padding-right="0.377cm" loext:decorative="false"/>
    </style:style>
    <style:style style:name="gr9" style:family="graphic" style:parent-style-name="objectwithoutfill">
      <style:graphic-properties svg:stroke-width="0.254cm" svg:stroke-color="#5983b0" draw:marker-start-width="0.584cm" draw:marker-end="Arrowheads_20_10" draw:marker-end-width="0.686cm" draw:fill="none" draw:textarea-vertical-align="middle" fo:padding-top="0.252cm" fo:padding-bottom="0.252cm" fo:padding-left="0.377cm" fo:padding-right="0.377cm" loext:decorative="false"/>
    </style:style>
    <style:style style:name="gr10" style:family="graphic" style:parent-style-name="standard">
      <style:graphic-properties loext:decorative="false"/>
    </style:style>
    <style:style style:name="gr11" style:family="graphic" style:parent-style-name="objectwithoutfill">
      <style:graphic-properties svg:stroke-width="0.152cm" svg:stroke-color="#5983b0" draw:marker-start-width="0.432cm" draw:marker-end="Arrowheads_20_11" draw:marker-end-width="0.533cm" draw:fill="none" draw:textarea-vertical-align="middle" fo:padding-top="0.201cm" fo:padding-bottom="0.201cm" fo:padding-left="0.326cm" fo:padding-right="0.326cm" loext:decorative="false"/>
    </style:style>
    <style:style style:name="gr12" style:family="graphic" style:parent-style-name="standard">
      <style:graphic-properties draw:stroke="dash" draw:stroke-dash="Dot" svg:stroke-width="0.254cm" svg:stroke-color="#ff6d6d" draw:marker-start="Arrow" draw:marker-start-width="0.483cm" draw:marker-end="Arrow" draw:marker-end-width="0.483cm" draw:textarea-vertical-align="middle" fo:padding-top="0.188cm" fo:padding-bottom="0.188cm" fo:padding-left="0.313cm" fo:padding-right="0.313cm" loext:decorative="false"/>
    </style:style>
    <style:style style:name="gr13" style:family="graphic" style:parent-style-name="standard">
      <style:graphic-properties draw:fill="solid" draw:fill-color="#81aca6" draw:textarea-horizontal-align="justify" draw:textarea-vertical-align="middle" draw:auto-grow-height="false" fo:min-height="1.972cm" fo:min-width="5.532cm" style:writing-mode="lr-tb" loext:decorative="false">
        <loext:fill-complex-color loext:theme-type="light2" loext:color-type="theme">
          <loext:transformation loext:type="lummod" loext:value="8500"/>
          <loext:transformation loext:type="lumoff" loext:value="0"/>
        </loext:fill-complex-color>
      </style:graphic-properties>
      <style:paragraph-properties style:writing-mode="lr-tb"/>
    </style:style>
    <style:style style:name="gr14" style:family="graphic" style:parent-style-name="standard">
      <style:graphic-properties draw:fill="solid" draw:fill-color="#bf819e" draw:textarea-horizontal-align="justify" draw:textarea-vertical-align="middle" draw:auto-grow-height="false" fo:min-height="1.973cm" fo:min-width="5.532cm" style:writing-mode="lr-tb" loext:decorative="false">
        <loext:fill-complex-color loext:theme-type="light2" loext:color-type="theme">
          <loext:transformation loext:type="lummod" loext:value="8500"/>
          <loext:transformation loext:type="lumoff" loext:value="0"/>
        </loext:fill-complex-color>
      </style:graphic-properties>
      <style:paragraph-properties style:writing-mode="lr-tb"/>
    </style:style>
    <style:style style:name="gr15" style:family="graphic" style:parent-style-name="standard">
      <style:graphic-properties draw:stroke="solid" draw:stroke-dash="Dash" svg:stroke-width="0.254cm" svg:stroke-color="#808080" draw:marker-start="Circle" draw:marker-start-width="0.483cm" draw:marker-end="Arrowheads_20_13" draw:marker-end-width="0.483cm" svg:stroke-linecap="butt" draw:textarea-vertical-align="middle" fo:padding-top="0.188cm" fo:padding-bottom="0.188cm" fo:padding-left="0.313cm" fo:padding-right="0.313cm" loext:decorative="false"/>
    </style:style>
    <style:style style:name="gr16" style:family="graphic" style:parent-style-name="standard">
      <style:graphic-properties draw:fill="solid" draw:fill-color="#ffdbb6" draw:textarea-horizontal-align="justify" draw:textarea-vertical-align="middle" draw:auto-grow-height="false" fo:min-height="1.972cm" fo:min-width="6.485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444cm" fo:min-width="5.339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1cm" draw:marker-start-width="0.102cm" draw:marker-end-width="0.102cm" draw:fill="none" draw:fill-color="#ffffff" loext:fill-use-slide-background="false" draw:textarea-horizontal-align="justify" draw:textarea-vertical-align="middle" draw:auto-grow-height="false" fo:min-height="1.832cm" fo:min-width="6.105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co1" style:family="table-column">
      <style:table-column-properties style:column-width="4.924cm" style:use-optimal-column-width="false"/>
    </style:style>
    <style:style style:name="co2" style:family="table-column">
      <style:table-column-properties style:column-width="4.759cm" style:use-optimal-column-width="false"/>
    </style:style>
    <style:style style:name="co3" style:family="table-column">
      <style:table-column-properties style:column-width="5.119cm" style:use-optimal-column-width="false"/>
    </style:style>
    <style:style style:name="co4" style:family="table-column">
      <style:table-column-properties style:column-width="5.358cm" style:use-optimal-column-width="false"/>
    </style:style>
    <style:style style:name="ro1" style:family="table-row">
      <style:table-row-properties style:row-height="1.389cm" style:use-optimal-row-height="false"/>
    </style:style>
    <style:style style:name="ro2" style:family="table-row">
      <style:table-row-properties style:row-height="1.403cm" style:use-optimal-row-height="false"/>
    </style:style>
    <style:style style:name="ro3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style:paragraph-properties fo:border="none"/>
    </style:style>
    <style:style style:name="ce4" style:family="table-cell">
      <style:paragraph-properties fo:border="none"/>
      <style:text-properties fo:font-style="italic" style:font-style-asian="italic" style:font-style-complex="italic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50%" fo:text-align="center" fo:text-indent="0cm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/>
      <style:paragraph-properties fo:line-height="150%" fo:text-align="center" style:writing-mode="lr-tb"/>
    </style:style>
    <style:style style:name="P8" style:family="paragraph">
      <loext:graphic-properties draw:fill="solid" draw:fill-color="#81aca6"/>
      <style:paragraph-properties fo:text-align="center" style:writing-mode="lr-tb"/>
    </style:style>
    <style:style style:name="P9" style:family="paragraph">
      <style:paragraph-properties fo:text-align="center"/>
      <style:text-properties fo:color="#000000" loext:opacity="100%"/>
    </style:style>
    <style:style style:name="P10" style:family="paragraph">
      <style:paragraph-properties fo:margin-left="0cm" fo:margin-right="0cm" fo:margin-top="0cm" fo:margin-bottom="0cm" fo:line-height="150%" fo:text-align="center" fo:text-indent="0cm"/>
      <style:text-properties fo:color="#000000" loext:opacity="100%"/>
    </style:style>
    <style:style style:name="P11" style:family="paragraph">
      <loext:graphic-properties draw:fill="solid" draw:fill-color="#bf819e"/>
      <style:paragraph-properties fo:text-align="center" style:writing-mode="lr-tb"/>
      <style:text-properties fo:color="#000000" loext:opacity="100%"/>
    </style:style>
    <style:style style:name="P12" style:family="paragraph">
      <loext:graphic-properties draw:fill="solid" draw:fill-color="#ffdbb6"/>
      <style:paragraph-properties fo:text-align="center" style:writing-mode="lr-tb"/>
      <style:text-properties fo:background-color="#ff972f"/>
    </style:style>
    <style:style style:name="P13" style:family="paragraph">
      <loext:graphic-properties draw:fill="none" draw:fill-color="#ffffff"/>
      <style:paragraph-properties fo:line-height="150%" fo:text-align="center"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font-name="Liberation Sans" fo:font-size="18pt" fo:font-style="italic" style:letter-kerning="true" style:font-name-asian="Noto Sans CJK SC" style:font-size-asian="18pt" style:font-style-asian="italic" style:font-name-complex="Droid Sans Devanagari" style:font-size-complex="1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5.327cm" svg:y1="7.984cm" svg:x2="20.618cm" svg:y2="9.745cm" draw:start-shape="id1" draw:start-glue-point="2" svg:d="M25327 7984l-4709 1761" svg:viewBox="0 0 4710 1762">
          <text:p/>
        </draw:connector>
        <draw:custom-shape draw:style-name="gr2" draw:text-style-name="P4" xml:id="id2" draw:id="id2" draw:layer="layout" svg:width="11.112cm" svg:height="4.445cm" svg:x="9.255cm" svg:y="8.62cm">
          <text:p text:style-name="P2"><text:span text:style-name="T1">Duration of consona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842cm" svg:height="3.81cm" svg:x="1cm" svg:y="2.587cm">
          <text:p text:style-name="P2">Variation per language, segment, and speaker</text:p>
          <text:p text:style-name="P2"><text:span text:style-name="T3"/></text:p>
          <text:p text:style-name="P2"><text:span text:style-name="T3">Prior: LKJ(5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7.621cm" svg:height="2.857cm" svg:x="0.999cm" svg:y="15.287cm">
          <text:p text:style-name="P2">Variation</text:p>
          <text:p text:style-name="P2">per Language</text:p>
          <text:p text:style-name="P5"><text:span text:style-name="T4">Prior: </text:span><text:span text:style-name="T3">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367cm" svg:y1="10.842cm" svg:x2="20.367cm" svg:y2="10.842cm" draw:start-shape="id2" draw:start-glue-point="1" draw:end-shape="id2" svg:d="M20367 10842z" svg:viewBox="0 0 1 1">
          <text:p/>
        </draw:connector>
        <draw:custom-shape draw:style-name="gr6" draw:text-style-name="P7" xml:id="id3" draw:id="id3" draw:layer="layout" svg:width="6.11cm" svg:height="2.223cm" svg:x="22.59cm" svg:y="2.904cm">
          <text:p text:style-name="P6">Local speech rate</text:p>
          <text:p text:style-name="P5"><text:span text:style-name="T3">Prior: Normal 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4" draw:id="id4" draw:layer="layout" svg:width="6.033cm" svg:height="2.54cm" svg:x="22.59cm" svg:y="10.525cm">
          <text:p text:style-name="P6">Phones per word</text:p>
          <text:p text:style-name="P5"><text:span text:style-name="T3">Prior: Normal 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2.59cm" svg:y1="4.015cm" svg:x2="18.618cm" svg:y2="8.145cm" draw:start-shape="id3" draw:start-glue-point="3" svg:d="M22590 4015l-3972 4130" svg:viewBox="0 0 3973 4131">
          <text:p/>
        </draw:connector>
        <draw:connector draw:style-name="gr9" draw:text-style-name="P1" draw:layer="layout" draw:type="line" svg:x1="22.59cm" svg:y1="11.795cm" svg:x2="20.367cm" svg:y2="10.842cm" draw:start-shape="id4" draw:start-glue-point="3" draw:end-shape="id2" svg:d="M22590 11795l-2223-953" svg:viewBox="0 0 2224 954">
          <text:p/>
        </draw:connector>
        <draw:frame draw:style-name="gr10" draw:layer="layout" svg:width="9.682cm" svg:height="4.194cm" svg:x="19.056cm" svg:y="15.7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/>Varying effects</text:p>
              </table:table-cell>
              <table:table-cell table:style-name="bg-none"/>
            </table:table-row>
            <table:table-row table:style-name="ro2">
              <table:table-cell table:style-name="ce2">
                <text:p text:style-name="P3"><text:s/>Fixed effects</text:p>
              </table:table-cell>
              <table:table-cell table:style-name="bg-none"/>
            </table:table-row>
            <table:table-row table:style-name="ro2">
              <table:table-cell table:style-name="ce2">
                <text:p><text:s/>Correlation</text:p>
              </table:table-cell>
              <table:table-cell table:style-name="bg-none"/>
            </table:table-row>
          </table:table>
          <draw:image xlink:href="Pictures/TablePreview1.svm" xlink:type="simple" xlink:show="embed" xlink:actuate="onLoad"/>
        </draw:frame>
        <draw:line draw:style-name="gr11" draw:text-style-name="P1" draw:layer="layout" svg:x1="24.495cm" svg:y1="17.827cm" svg:x2="28.305cm" svg:y2="17.827cm">
          <text:p/>
        </draw:line>
        <draw:frame draw:style-name="gr10" draw:layer="layout" svg:width="10.476cm" svg:height="2.735cm" svg:x="9.572cm" svg:y="10.01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>Intercept</text:p>
              </table:table-cell>
              <table:table-cell table:style-name="ce4">
                <text:p><text:span text:style-name="T5">Normal (</text:span><text:span text:style-name="T6">4.4, 0.05)</text:span></text:p>
              </table:table-cell>
            </table:table-row>
            <table:table-row table:style-name="ro3">
              <table:table-cell table:style-name="ce3">
                <text:p>Shape</text:p>
              </table:table-cell>
              <table:table-cell table:style-name="ce4">
                <text:p><text:span text:style-name="T6">Normal </text:span>(6, 0.5)</text:p>
              </table:table-cell>
            </table:table-row>
            <table:table-row table:style-name="ro3">
              <table:table-cell table:style-name="ce3">
                <text:p>Varying intercept</text:p>
              </table:table-cell>
              <table:table-cell table:style-name="ce4">
                <text:p><text:span text:style-name="T6">Gamma </text:span>(3, 30)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2" draw:text-style-name="P2" draw:layer="layout" svg:x1="27.67cm" svg:y1="7.985cm" svg:x2="27.67cm" svg:y2="10.525cm">
          <text:p/>
        </draw:line>
        <draw:line draw:style-name="gr12" draw:text-style-name="P2" draw:layer="layout" svg:x1="28.305cm" svg:y1="19.415cm" svg:x2="24.495cm" svg:y2="19.415cm">
          <text:p/>
        </draw:line>
        <draw:custom-shape draw:style-name="gr13" draw:text-style-name="P8" draw:layer="layout" svg:width="6.032cm" svg:height="2.222cm" svg:x="1cm" svg:y="8.62cm">
          <text:p text:style-name="P2">Utterance-initial</text:p>
          <text:p text:style-name="P5"><text:span text:style-name="T3">Prior: Normal (0, 0.3)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032cm" svg:height="2.223cm" svg:x="1cm" svg:y="10.842cm">
          <text:p text:style-name="P9"><text:span text:style-name="T7">Word-initial</text:span></text:p>
          <text:p text:style-name="P10"><text:span text:style-name="T8">Prior: Normal (0, 0.3)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12.112cm" svg:x2="9.255cm" svg:y2="12.112cm">
          <text:p/>
        </draw:line>
        <draw:line draw:style-name="gr15" draw:text-style-name="P2" draw:layer="layout" svg:x1="7.032cm" svg:y1="9.89cm" svg:x2="9.255cm" svg:y2="9.89cm">
          <text:p/>
        </draw:line>
        <draw:line draw:style-name="gr15" draw:text-style-name="P2" draw:layer="layout" svg:x1="8.62cm" svg:y1="16.557cm" svg:x2="10.842cm" svg:y2="16.557cm">
          <text:p/>
        </draw:line>
        <draw:line draw:style-name="gr15" draw:text-style-name="P2" draw:layer="layout" svg:x1="24.494cm" svg:y1="16.557cm" svg:x2="28.305cm" svg:y2="16.557cm">
          <text:p/>
        </draw:line>
        <draw:line draw:style-name="gr15" draw:text-style-name="P2" draw:layer="layout" svg:x1="6.08cm" svg:y1="6.397cm" svg:x2="6.08cm" svg:y2="8.62cm">
          <text:p/>
        </draw:line>
        <draw:custom-shape draw:style-name="gr16" draw:text-style-name="P12" draw:layer="layout" svg:width="6.985cm" svg:height="2.222cm" svg:x="10.842cm" svg:y="15.605cm">
          <text:p text:style-name="P2">Cluster status</text:p>
          <text:p text:style-name="P5"><text:span text:style-name="T3">Prior: Normal (0, 0.3)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4.652cm" svg:y1="15.605cm" svg:x2="14.652cm" svg:y2="13.065cm">
          <text:p/>
        </draw:line>
        <draw:custom-shape draw:style-name="gr17" draw:text-style-name="P4" draw:layer="layout" svg:width="8.255cm" svg:height="3.81cm" svg:x="11.795cm" svg:y="2.587cm">
          <text:p text:style-name="P2">Variation per Language Family </text:p>
          <text:p text:style-name="P2"><text:span text:style-name="T4"/></text:p>
          <text:p text:style-name="P2"><text:span text:style-name="T4">Prior: Gamma(3, 3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2" draw:layer="layout" svg:x1="15.922cm" svg:y1="6.397cm" svg:x2="15.922cm" svg:y2="8.62cm">
          <text:p/>
        </draw:line>
        <draw:custom-shape draw:style-name="gr18" draw:text-style-name="P13" xml:id="id1" draw:id="id1" draw:layer="layout" svg:width="6.745cm" svg:height="2.222cm" svg:x="21.955cm" svg:y="5.762cm">
          <text:p text:style-name="P6">Word form frequency</text:p>
          <text:p text:style-name="P6"><text:span text:style-name="T3">Prior: Normal <text:s/>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27cm" svg:stroke-color="#666666" draw:marker-start-width="0.203cm" draw:marker-start-center="false" draw:marker-end-width="0.203cm" draw:marker-end-center="false" draw:fill="solid" draw:fill-color="#d9d9d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loext:fill-complex-color loext:theme-type="light2" loext:color-type="theme">
          <loext:transformation loext:type="lummod" loext:value="8500"/>
          <loext:transformation loext:type="lumoff" loext:value="0"/>
        </loext:fill-complex-color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508cm" draw:marker-start-width="0cm" draw:marker-end-width="0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46:13.650381426</meta:creation-date>
    <dc:date>2024-05-08T22:09:18.257586023</dc:date>
    <meta:editing-duration>PT1H4M25S</meta:editing-duration>
    <meta:editing-cycles>15</meta:editing-cycles>
    <meta:generator>LibreOffice/24.2.2.2$MacOSX_AARCH64 LibreOffice_project/d56cc158d8a96260b836f100ef4b4ef25d6f1a01</meta:generator>
    <meta:print-date>2024-05-08T22:07:50.453938422</meta:print-date>
    <meta:printed-by>PDF files</meta:printed-by>
    <meta:document-statistic meta:object-count="26"/>
  </office:meta>
</office:document-meta>
</file>